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ff8f" officeooo:paragraph-rsid="001bff8f"/>
    </style:style>
    <style:style style:name="P2" style:family="paragraph" style:parent-style-name="Standard" style:list-style-name="L2">
      <style:text-properties officeooo:rsid="001bff8f" officeooo:paragraph-rsid="001bff8f"/>
    </style:style>
    <style:style style:name="P3" style:family="paragraph" style:parent-style-name="Standard" style:list-style-name="L3">
      <style:text-properties officeooo:rsid="001bff8f" officeooo:paragraph-rsid="001bff8f"/>
    </style:style>
    <style:style style:name="P4" style:family="paragraph" style:parent-style-name="Standard" style:list-style-name="L4">
      <style:text-properties officeooo:rsid="001bff8f" officeooo:paragraph-rsid="001bff8f"/>
    </style:style>
    <style:style style:name="P5" style:family="paragraph" style:parent-style-name="Standard" style:list-style-name="L5">
      <style:text-properties officeooo:rsid="001cbf9f" officeooo:paragraph-rsid="001cbf9f"/>
    </style:style>
    <style:style style:name="T1" style:family="text">
      <style:text-properties officeooo:rsid="001cbf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6208626466467968" text:style-name="L5">
        <text:list-item>
          <text:p text:style-name="P5">Einleitung</text:p>
        </text:list-item>
        <text:list-item>
          <text:p text:style-name="P5">Grundlagen</text:p>
          <text:list>
            <text:list-item>
              <text:p text:style-name="P5">Sprachsteuerung</text:p>
              <text:list>
                <text:list-item>
                  <text:p text:style-name="P5">Sprachverarbeitung</text:p>
                </text:list-item>
                <text:list-item>
                  <text:p text:style-name="P5">Digitale Assistenten</text:p>
                </text:list-item>
              </text:list>
            </text:list-item>
            <text:list-item>
              <text:p text:style-name="P5">Raspberry Pi</text:p>
            </text:list-item>
            <text:list-item>
              <text:p text:style-name="P5">Funkstandards</text:p>
            </text:list-item>
            <text:list-item>
              <text:p text:style-name="P5">Developments</text:p>
              <text:list>
                <text:list-item>
                  <text:p text:style-name="P5">Frameworks</text:p>
                </text:list-item>
                <text:list-item>
                  <text:p text:style-name="P5">Amazon Developer Portal</text:p>
                </text:list-item>
              </text:list>
            </text:list-item>
          </text:list>
        </text:list-item>
        <text:list-item>
          <text:p text:style-name="P5">Analyse und Vergleich von vorhandenen Sprachsteuerungssystemen</text:p>
          <text:list>
            <text:list-item>
              <text:p text:style-name="P5">Amazon-Alexa</text:p>
            </text:list-item>
            <text:list-item>
              <text:p text:style-name="P5">Apple-Siri</text:p>
            </text:list-item>
            <text:list-item>
              <text:p text:style-name="P5">Google-Assistent</text:p>
            </text:list-item>
            <text:list-item>
              <text:p text:style-name="P5">Microsoft-Cortana</text:p>
            </text:list-item>
          </text:list>
        </text:list-item>
        <text:list-item>
          <text:p text:style-name="P5">Anforderungsanalyse</text:p>
          <text:list>
            <text:list-item>
              <text:p text:style-name="P5">Grund der Umsetzung</text:p>
            </text:list-item>
            <text:list-item>
              <text:p text:style-name="P5">Funktionale Anforderungen</text:p>
            </text:list-item>
            <text:list-item>
              <text:p text:style-name="P5">Nicht-Funktionale Anforderungen</text:p>
            </text:list-item>
          </text:list>
        </text:list-item>
        <text:list-item>
          <text:p text:style-name="P5">Konzept, Architektur und Design</text:p>
        </text:list-item>
        <text:list-item>
          <text:p text:style-name="P5">Implementierung</text:p>
        </text:list-item>
        <text:list-item>
          <text:p text:style-name="P5">Ergebnisanalyse</text:p>
        </text:list-item>
        <text:list-item>
          <text:p text:style-name="P5">Fazit und Ausblick</text:p>
        </text:list-item>
        <text:list-item>
          <text:p text:style-name="P5">Literaturverzeichnis</text:p>
        </text:list-item>
        <text:list-item>
          <text:p text:style-name="P5">Anha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9:00:45.763000000</meta:creation-date>
    <dc:date>2017-10-20T09:24:07.238000000</dc:date>
    <meta:editing-duration>PT23M24S</meta:editing-duration>
    <meta:editing-cycles>2</meta:editing-cycles>
    <meta:generator>LibreOffice/4.3.2.2$Windows_x86 LibreOffice_project/edfb5295ba211bd31ad47d0bad0118690f76407d</meta:generator>
    <meta:document-statistic meta:table-count="0" meta:image-count="0" meta:object-count="0" meta:page-count="1" meta:paragraph-count="25" meta:word-count="68" meta:character-count="573" meta:non-whitespace-character-count="505"/>
  </office:meta>
</office:document-meta>
</file>